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6.svm" manifest:media-type=""/>
  <manifest:file-entry manifest:full-path="Pictures/TablePreview5.svm" manifest:media-type=""/>
  <manifest:file-entry manifest:full-path="Pictures/TablePreview27.svm" manifest:media-type=""/>
  <manifest:file-entry manifest:full-path="Pictures/TablePreview6.svm" manifest:media-type=""/>
  <manifest:file-entry manifest:full-path="Pictures/TablePreview28.svm" manifest:media-type=""/>
  <manifest:file-entry manifest:full-path="Pictures/TablePreview7.svm" manifest:media-type=""/>
  <manifest:file-entry manifest:full-path="Pictures/TablePreview29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35.svm" manifest:media-type=""/>
  <manifest:file-entry manifest:full-path="Pictures/TablePreview3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ourier New1" svg:font-family="'Courier New'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63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>
      <style:graphic-properties draw:auto-grow-height="true" fo:min-height="3.463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1.13pt solid #000000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1.8999996185303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text-autospace="none"/>
    </style:style>
    <style:style style:name="P5" style:family="paragraph">
      <style:paragraph-properties fo:margin-left="0.953cm" fo:margin-right="0cm" fo:text-indent="-0.953cm" style:text-autospace="none"/>
    </style:style>
    <style:style style:name="P6" style:family="paragraph">
      <style:paragraph-properties style:writing-mode="lr-tb"/>
      <style:text-properties style:font-name="Liberation Mono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297cm" fo:margin-bottom="0cm" fo:text-indent="0cm"/>
    </style:style>
    <style:style style:name="T1" style:family="text">
      <style:text-properties fo:font-size="31.8999996185303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38pt" fo:font-style="normal" fo:text-shadow="none" style:text-underline-style="none" fo:font-weight="normal" style:letter-kerning="true" fo:background-color="transparent" style:font-name-asian="Microsoft YaHei" style:font-size-asian="38pt" style:font-style-asian="normal" style:font-weight-asian="normal" style:font-name-complex="Arial" style:font-size-complex="3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Mono" fo:font-size="32pt" style:font-size-asian="32pt" style:font-name-complex="Courier New1" style:font-size-complex="16pt"/>
    </style:style>
    <style:style style:name="T4" style:family="text">
      <style:text-properties fo:color="#0000ff" loext:opacity="100%" style:font-name="Liberation Mono" fo:font-size="32pt" style:font-size-asian="32pt" style:font-name-complex="Courier New1" style:font-size-complex="16pt"/>
    </style:style>
    <style:style style:name="T5" style:family="text">
      <style:text-properties fo:color="#0000ff" loext:opacity="100%" style:font-name="Liberation Mono" fo:font-size="32pt" style:font-size-asian="32pt" style:font-name-complex="Courier New1" style:font-size-complex="18pt"/>
    </style:style>
    <style:style style:name="T6" style:family="text">
      <style:text-properties fo:color="#000000" loext:opacity="100%" style:font-name="Liberation Mono" fo:font-size="32pt" style:font-size-asian="32pt" style:font-name-complex="Courier New1" style:font-size-complex="18pt"/>
    </style:style>
    <style:style style:name="T7" style:family="text">
      <style:text-properties fo:color="#ffffff" loext:opacity="100%"/>
    </style:style>
    <style:style style:name="T8" style:family="text">
      <style:text-properties fo:color="#0000ff" loext:opacity="100%" style:font-name="Liberation Mono" fo:font-size="32pt" style:font-size-asian="32pt" style:font-name-complex="Courier New1" style:font-size-complex="14pt"/>
    </style:style>
    <style:style style:name="T9" style:family="text">
      <style:text-properties fo:color="#000000" loext:opacity="100%" style:font-name="Liberation Mono" fo:font-size="32pt" style:font-size-asian="32pt" style:font-name-complex="Courier New1" style:font-size-complex="14pt"/>
    </style:style>
    <style:style style:name="T10" style:family="text">
      <style:text-properties fo:color="#3333ff" loext:opacity="100%"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ff3333" loext:opacity="100%" style:text-underline-style="solid" style:text-underline-width="auto" style:text-underline-color="font-color"/>
    </style:style>
    <style:style style:name="T13" style:family="text">
      <style:text-properties fo:color="#ff33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4cm" presentation:class="title">
          <draw:text-box>
            <text:p>Diskrečiosios struktūros</text:p>
          </draw:text-box>
        </draw:frame>
        <draw:frame presentation:style-name="pr2" draw:text-style-name="P2" draw:layer="layout" svg:width="25.199cm" svg:height="9.134cm" svg:x="1.4cm" svg:y="3.681cm" presentation:class="subtitle">
          <draw:text-box>
            <text:p><text:span text:style-name="T1">Junginių generavimas</text:span></text:p>
            <text:p><text:span text:style-name="T1"/></text:p>
            <text:p><text:span text:style-name="T1">doc. Martynas Pataši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4cm" presentation:class="title">
          <draw:text-box>
            <text:p text:style-name="P4"><text:span text:style-name="T2">Bendras junginių generavimo algoritmas</text:span></text:p>
          </draw:text-box>
        </draw:frame>
        <draw:frame presentation:style-name="pr4" draw:text-style-name="P6" draw:layer="layout" svg:width="25.199cm" svg:height="9.134cm" svg:x="1.4cm" svg:y="3.681cm" presentation:class="outline" presentation:user-transformed="true">
          <draw:text-box>
            <text:p text:style-name="P5"><text:span text:style-name="T3">Junginys = SugeneruotiPradiniJungini();</text:span></text:p>
            <text:p text:style-name="P5"><text:span text:style-name="T3">IteracijosNr = 1;</text:span></text:p>
            <text:p text:style-name="P5"><text:span text:style-name="T3"><text:s/></text:span></text:p>
            <text:p text:style-name="P5"><text:span text:style-name="T4">while</text:span><text:span text:style-name="T3"> YraTolesniuJunginiu(Junginys, IteracijosNr)</text:span></text:p>
            <text:p text:style-name="P5"><text:span text:style-name="T3"><text:s text:c="4"/></text:span><text:span text:style-name="T3">Junginys = SugeneruotiTolesniJungini(Junginys, IteracijosNr);</text:span></text:p>
            <text:p text:style-name="P5"><text:span text:style-name="T3"><text:s text:c="4"/></text:span><text:span text:style-name="T3">IteracijosNr = IteracijosNr + 1;</text:span></text:p>
            <text:p text:style-name="P5"><text:span text:style-name="T4">e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Derinių (be pasikartojimų) generavimas – pasiruošimas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Kiekvieną objektą galima pažymėti skaičiumi</text:p>
              </text:list-item>
              <text:list-item>
                <text:p>Derinius galima žymėti šių skaičių sąrašais</text:p>
                <text:list>
                  <text:list-item>
                    <text:p>Skaičius išdėstysime didėjimo tvarka</text:p>
                    <text:list>
                      <text:list-item>
                        <text:p>Tai galime daryti, nes deriniuose elementų tvarka nesvarbi</text:p>
                      </text:list-item>
                    </text:list>
                  </text:list-item>
                  <text:list-item>
                    <text:p>Skaičių sąrašai atitiks n-etainės skaičiavimo sistemos skaičius</text:p>
                  </text:list-item>
                </text:list>
              </text:list-item>
              <text:list-item>
                <text:p>Mažiausias derinys iš n elementų po k bus &lt;1, 2, ..., k&gt;</text:p>
              </text:list-item>
              <text:list-item>
                <text:p>Didžiausias derinys bus &lt;n-k+1, ..., n-1, n&gt;</text:p>
              </text:list-item>
              <text:list-item>
                <text:p>Kiekvienas kiekvieno derinio elementas bus tarp atitinkamų mažiausio ir didžiausio derinio elementų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Derinių generavimas – leksikografine tvarka (1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Pirmasis (mažiausias) derinys gali būti sugeneruotas tiesiog išvardinant pirmuosius k skaičių didėjimo tvarka (1, 2, ..., k)</text:p>
              </text:list-item>
              <text:list-item>
                <text:p>Kiekviename žingsnyje mes norėsime sugeneruoti vis didesnį n-etainį skaičių atitinkantį derinį</text:p>
              </text:list-item>
              <text:list-item>
                <text:p>Ir, aišku, nė vieno nepraleist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Derinių generavimas – leksikografine tvarka (2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Kaip mes padidintume kokį nors sveikąjį skaičių, kad nieko nepraleistume?</text:p>
                <text:list>
                  <text:list-item>
                    <text:p>Pridėtume vienetą</text:p>
                  </text:list-item>
                </text:list>
              </text:list-item>
              <text:list-item>
                <text:p>Ar galime „pridėti vienetą“ prie derinio?</text:p>
                <text:list>
                  <text:list-item>
                    <text:p>Kartais galime: jei paskutinis (didžiausias) derinio elementas nesiekia atitinkamo didžiausio derinio elemento (n)</text:p>
                    <text:list>
                      <text:list-item>
                        <text:p>Tokiu atveju tiesiog padidinsime šį elementą vienetu</text:p>
                      </text:list-item>
                      <text:list-item>
                        <text:p>Bet kas, jei taip neišeina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Derinių generavimas – leksikografine tvarka (3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Turime rasti pirmą elementą nuo galo, kurį galime padidinti</text:p>
                <text:list>
                  <text:list-item>
                    <text:p>Jis bus mažesnis už atitinkamą didžiausio derinio elementą</text:p>
                  </text:list-item>
                </text:list>
              </text:list-item>
              <text:list-item>
                <text:p>Tą elementą padidiname</text:p>
              </text:list-item>
              <text:list-item>
                <text:p>Už jo einančius elementus surašome kuo mažesnius</text:p>
                <text:list>
                  <text:list-item>
                    <text:p>Kadangi jie turi būti didesni už prieš tai einančius, rašysime vis vienetu didesni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Derinių generavimas leksikografine tvarka su MATLAB – vienas žingsnis</text:p>
          </draw:text-box>
        </draw:frame>
        <draw:frame presentation:style-name="pr4" draw:text-style-name="P6" draw:layer="layout" svg:width="25.199cm" svg:height="9.134cm" svg:x="1.4cm" svg:y="3.681cm" presentation:class="outline" presentation:user-transformed="true">
          <draw:text-box>
            <text:p text:style-name="P5"><text:span text:style-name="T5">for</text:span><text:span text:style-name="T6"> ElemNr = k:-1:1</text:span></text:p>
            <text:p text:style-name="P5"><text:span text:style-name="T6"><text:s text:c="4"/></text:span><text:span text:style-name="T5">if</text:span><text:span text:style-name="T6"> (Junginys(ElemNr) - ElemNr &lt; n - k)</text:span></text:p>
            <text:p text:style-name="P5"><text:span text:style-name="T6"><text:s text:c="8"/></text:span><text:span text:style-name="T6">DidintinoElemNr = ElemNr;</text:span></text:p>
            <text:p text:style-name="P5"><text:span text:style-name="T6"><text:s text:c="8"/></text:span><text:span text:style-name="T5">break</text:span><text:span text:style-name="T6">;</text:span></text:p>
            <text:p text:style-name="P5"><text:span text:style-name="T6"><text:s text:c="4"/></text:span><text:span text:style-name="T5">end</text:span></text:p>
            <text:p text:style-name="P5"><text:span text:style-name="T5">end</text:span></text:p>
            <text:p text:style-name="P5"><text:span text:style-name="T5"><text:s/></text:span></text:p>
            <text:p text:style-name="P5"><text:span text:style-name="T6">Junginys(DidintinoElemNr) = Junginys(DidintinoElemNr) + 1;</text:span></text:p>
            <text:p text:style-name="P5"><text:span text:style-name="T5">for</text:span><text:span text:style-name="T6"> ElemNr = (DidintinoElemNr+1):k</text:span></text:p>
            <text:p text:style-name="P5"><text:span text:style-name="T6"><text:s text:c="4"/></text:span><text:span text:style-name="T6">Junginys(ElemNr) = Junginys(ElemNr-1) + 1;</text:span></text:p>
            <text:p text:style-name="P5"><text:span text:style-name="T5">e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>
          <draw:text-box>
            <text:p>Derinių generavimas – pavyzdys (1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Deriniai iš 7 elementų po 4</text:p>
                <text:list>
                  <text:list-header>
                    <text:p><text:span text:style-name="T7">1234</text:span></text:p>
                    <text:p><text:span text:style-name="T7">1235</text:span></text:p>
                    <text:p><text:span text:style-name="T7">1236</text:span></text:p>
                    <text:p><text:span text:style-name="T7">1237</text:span></text:p>
                    <text:p><text:span text:style-name="T7">1245</text:span></text:p>
                    <text:p><text:span text:style-name="T7">1246</text:span></text:p>
                    <text:p><text:span text:style-name="T7">1247</text:span></text:p>
                    <text:p><text:span text:style-name="T7">ir t.t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>
          <draw:text-box>
            <text:p>Derinių generavimas – pavyzdys (2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Deriniai iš 7 elementų po 4</text:p>
                <text:list>
                  <text:list-item>
                    <text:p>1234</text:p>
                    <text:p><text:span text:style-name="T7">1235</text:span></text:p>
                    <text:p><text:span text:style-name="T7">1236</text:span></text:p>
                    <text:p><text:span text:style-name="T7">1237</text:span></text:p>
                    <text:p><text:span text:style-name="T7">1245</text:span></text:p>
                    <text:p><text:span text:style-name="T7">1246</text:span></text:p>
                    <text:p><text:span text:style-name="T7">1247</text:span></text:p>
                    <text:p><text:span text:style-name="T7">ir t.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>
          <draw:text-box>
            <text:p>Derinių generavimas – pavyzdys (3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Deriniai iš 7 elementų po 4</text:p>
                <text:list>
                  <text:list-item>
                    <text:p>1234</text:p>
                  </text:list-item>
                  <text:list-item>
                    <text:p>1235</text:p>
                    <text:p><text:span text:style-name="T7">1236</text:span></text:p>
                    <text:p><text:span text:style-name="T7">1237</text:span></text:p>
                    <text:p><text:span text:style-name="T7">1245</text:span></text:p>
                    <text:p><text:span text:style-name="T7">1246</text:span></text:p>
                    <text:p><text:span text:style-name="T7">1247</text:span></text:p>
                    <text:p><text:span text:style-name="T7">ir t.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>
          <draw:text-box>
            <text:p>Derinių generavimas – pavyzdys (4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Deriniai iš 7 elementų po 4</text:p>
                <text:list>
                  <text:list-item>
                    <text:p>1234</text:p>
                  </text:list-item>
                  <text:list-item>
                    <text:p>1235</text:p>
                  </text:list-item>
                  <text:list-item>
                    <text:p>1236</text:p>
                    <text:p><text:span text:style-name="T7">1237</text:span></text:p>
                    <text:p><text:span text:style-name="T7">1245</text:span></text:p>
                    <text:p><text:span text:style-name="T7">1246</text:span></text:p>
                    <text:p><text:span text:style-name="T7">1247</text:span></text:p>
                    <text:p><text:span text:style-name="T7">ir t.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>
          <draw:text-box>
            <text:p>Derinių generavimas – pavyzdys (5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Deriniai iš 7 elementų po 4</text:p>
                <text:list>
                  <text:list-item>
                    <text:p>1234</text:p>
                  </text:list-item>
                  <text:list-item>
                    <text:p>1235</text:p>
                  </text:list-item>
                  <text:list-item>
                    <text:p>1236</text:p>
                  </text:list-item>
                  <text:list-item>
                    <text:p>1237</text:p>
                    <text:p><text:span text:style-name="T7">1245</text:span></text:p>
                    <text:p><text:span text:style-name="T7">1246</text:span></text:p>
                    <text:p><text:span text:style-name="T7">1247</text:span></text:p>
                    <text:p><text:span text:style-name="T7">ir t.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>
          <draw:text-box>
            <text:p>Derinių generavimas – pavyzdys (6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Deriniai iš 7 elementų po 4</text:p>
                <text:list>
                  <text:list-item>
                    <text:p>1234</text:p>
                  </text:list-item>
                  <text:list-item>
                    <text:p>1235</text:p>
                  </text:list-item>
                  <text:list-item>
                    <text:p>1236</text:p>
                  </text:list-item>
                  <text:list-item>
                    <text:p>1237</text:p>
                  </text:list-item>
                  <text:list-item>
                    <text:p>1245</text:p>
                    <text:p><text:span text:style-name="T7">1246</text:span></text:p>
                    <text:p><text:span text:style-name="T7">1247</text:span></text:p>
                    <text:p><text:span text:style-name="T7">ir t.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>
          <draw:text-box>
            <text:p>Derinių generavimas – pavyzdys (7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Deriniai iš 7 elementų po 4</text:p>
                <text:list>
                  <text:list-item>
                    <text:p>1234</text:p>
                  </text:list-item>
                  <text:list-item>
                    <text:p>1235</text:p>
                  </text:list-item>
                  <text:list-item>
                    <text:p>1236</text:p>
                  </text:list-item>
                  <text:list-item>
                    <text:p>1237</text:p>
                  </text:list-item>
                  <text:list-item>
                    <text:p>1245</text:p>
                  </text:list-item>
                  <text:list-item>
                    <text:p>1246</text:p>
                    <text:p><text:span text:style-name="T7">1247</text:span></text:p>
                    <text:p><text:span text:style-name="T7">ir t.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>
          <draw:text-box>
            <text:p>Derinių generavimas – pavyzdys (8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Deriniai iš 7 elementų po 4</text:p>
                <text:list>
                  <text:list-item>
                    <text:p>1234</text:p>
                  </text:list-item>
                  <text:list-item>
                    <text:p>1235</text:p>
                  </text:list-item>
                  <text:list-item>
                    <text:p>1236</text:p>
                  </text:list-item>
                  <text:list-item>
                    <text:p>1237</text:p>
                  </text:list-item>
                  <text:list-item>
                    <text:p>1245</text:p>
                  </text:list-item>
                  <text:list-item>
                    <text:p>1246</text:p>
                  </text:list-item>
                  <text:list-item>
                    <text:p>1247</text:p>
                    <text:p><text:span text:style-name="T7">ir t.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>
          <draw:text-box>
            <text:p>Derinių generavimas – pavyzdys (9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Deriniai iš 7 elementų po 4</text:p>
                <text:list>
                  <text:list-item>
                    <text:p>1234</text:p>
                  </text:list-item>
                  <text:list-item>
                    <text:p>1235</text:p>
                  </text:list-item>
                  <text:list-item>
                    <text:p>1236</text:p>
                  </text:list-item>
                  <text:list-item>
                    <text:p>1237</text:p>
                  </text:list-item>
                  <text:list-item>
                    <text:p>1245</text:p>
                  </text:list-item>
                  <text:list-item>
                    <text:p>1246</text:p>
                  </text:list-item>
                  <text:list-item>
                    <text:p>1247</text:p>
                  </text:list-item>
                  <text:list-item>
                    <text:p>ir t.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(be pasikartojimų) generavimas – pasiruošimas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Kiekvieną objektą galima pažymėti skaičiumi</text:p>
              </text:list-item>
              <text:list-item>
                <text:p>Kėlinius galima žymėti šių skaičių sąrašais</text:p>
                <text:list>
                  <text:list-item>
                    <text:p>Skaičius išdėstysime nebe būtinai didėjimo tvarka</text:p>
                    <text:list>
                      <text:list-item>
                        <text:p>Kėliniuose elementų tvarka svarbi</text:p>
                      </text:list-item>
                    </text:list>
                  </text:list-item>
                  <text:list-item>
                    <text:p>Skaičių sąrašai atitiks n-etainės skaičiavimo sistemos skaičius</text:p>
                  </text:list-item>
                </text:list>
              </text:list-item>
              <text:list-item>
                <text:p>Mažiausias kėlinys iš n elementų bus &lt;1, 2, ..., n&gt;</text:p>
              </text:list-item>
              <text:list-item>
                <text:p>Didžiausias kėlinys bus &lt;n, ..., 2, 1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leksikografine tvarka (1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Pirmasis (mažiausias) kėlinys gali būti sugeneruotas tiesiog išvardinant pirmuosius n skaičių didėjimo tvarka (1, 2, ..., n)</text:p>
              </text:list-item>
              <text:list-item>
                <text:p>Kiekviename žingsnyje mes norėsime sugeneruoti vis didesnį n-etainį skaičių atitinkantį kėlinį</text:p>
                <text:list>
                  <text:list-item>
                    <text:p>Ir, aišku, nė vieno nepraleis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leksikografine tvarka (2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Jei norime nė vieno skaičiaus nepraleisti, turėsime kažką daryti su elementais, kurie yra kuo arčiau kėlinio pabaigos</text:p>
              </text:list-item>
              <text:list-item>
                <text:p>Ieškosime pirmo elemento nuo galo, kurį galėtume padidinti</text:p>
                <text:list>
                  <text:list-item>
                    <text:p>Padidinti galėsime sukeisdami su kitu, arčiau galo esančiu skaičiumi</text:p>
                    <text:list>
                      <text:list-item>
                        <text:p>Tas skaičius turės būti didesnis</text:p>
                      </text:list-item>
                    </text:list>
                  </text:list-item>
                  <text:list-item>
                    <text:p>Lyginti užteks gretimas skaičių por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leksikografine tvarka (3)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Radę tinkamą porą, turėsime rasti skaičių, kurį įrašę vietoj „didinamojo“, gausime kėlinį, kuris būtų kuo mažesnis, bet didesnis už esamą</text:p>
              </text:list-item>
              <text:list-item>
                <text:p>Tad reikės rasti kuo mažesnį skaičių (elementą, „skaitmenį“), kuris yra didesnis už „didinamąjį“ ir eina už jo</text:p>
              </text:list-item>
              <text:list-item>
                <text:p>Galima pasinaudoti tuo, kad elementai už „didinamojo“ yra išsidėstę mažėjimo tvarka</text:p>
                <text:list>
                  <text:list-item>
                    <text:p>Kitaip vienas iš jų pats būtų „didinamasi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leksikografine tvarka (4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Radę „tinkamą“ elementą, jį galime sukeisti vietomis su „didinamuoju“</text:p>
              </text:list-item>
              <text:list-item>
                <text:p>Už jo reikia surašyti likusius elementus taip, kad kėlinys būtų kuo mažesnis</text:p>
                <text:list>
                  <text:list-item>
                    <text:p>Juos reikės išdėstyti didėjimo tvarka</text:p>
                  </text:list-item>
                  <text:list-item>
                    <text:p>O tai galima padaryti surašius juos atvirkščiai</text:p>
                    <text:list>
                      <text:list-item>
                        <text:p>Nes jie išsidėstę mažėjimo tvark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leksikografine tvarka su MATLAB – vienas žingsnis</text:p>
          </draw:text-box>
        </draw:frame>
        <draw:frame presentation:style-name="pr4" draw:text-style-name="P6" draw:layer="layout" svg:width="25.199cm" svg:height="9.134cm" svg:x="1.4cm" svg:y="3.681cm" presentation:class="outline" presentation:user-transformed="true">
          <draw:text-box>
            <text:p text:style-name="P5"><text:span text:style-name="T8">for</text:span><text:span text:style-name="T9"> ElemNr = (n-1):-1:1</text:span></text:p>
            <text:p text:style-name="P5"><text:span text:style-name="T9"><text:s text:c="4"/></text:span><text:span text:style-name="T8">if</text:span><text:span text:style-name="T9"> (Junginys(ElemNr) &lt; Junginys(ElemNr+1))</text:span></text:p>
            <text:p text:style-name="P5"><text:span text:style-name="T9"><text:s text:c="8"/></text:span><text:span text:style-name="T9">DidinamasisElemNr = ElemNr;</text:span></text:p>
            <text:p text:style-name="P5"><text:span text:style-name="T9"><text:s text:c="8"/></text:span><text:span text:style-name="T8">break</text:span><text:span text:style-name="T9">;</text:span></text:p>
            <text:p text:style-name="P5"><text:span text:style-name="T9"><text:s text:c="4"/></text:span><text:span text:style-name="T8">end</text:span></text:p>
            <text:p text:style-name="P5"><text:span text:style-name="T8">end</text:span></text:p>
            <text:p text:style-name="P5"><text:span text:style-name="T8"><text:s/></text:span></text:p>
            <text:p text:style-name="P5"><text:span text:style-name="T8">for</text:span><text:span text:style-name="T9"> ElemNr = n:-1:(DidinamasisElemNr+1)</text:span></text:p>
            <text:p text:style-name="P5"><text:span text:style-name="T9"><text:s text:c="4"/></text:span><text:span text:style-name="T8">if</text:span><text:span text:style-name="T9"> (Junginys(ElemNr) &gt; Junginys(DidinamasisElemNr))</text:span></text:p>
            <text:p text:style-name="P5"><text:span text:style-name="T9"><text:s text:c="8"/></text:span><text:span text:style-name="T9">SukeitimoElemNr = ElemNr;</text:span></text:p>
            <text:p text:style-name="P5"><text:span text:style-name="T9"><text:s text:c="8"/></text:span><text:span text:style-name="T8">break</text:span><text:span text:style-name="T9">;</text:span></text:p>
            <text:p text:style-name="P5"><text:span text:style-name="T9"><text:s text:c="4"/></text:span><text:span text:style-name="T8">end</text:span></text:p>
            <text:p text:style-name="P5"><text:span text:style-name="T8">end</text:span></text:p>
            <text:p text:style-name="P5"><text:span text:style-name="T8"><text:s/></text:span></text:p>
            <text:p text:style-name="P5"><text:span text:style-name="T9">Junginys([DidinamasisElemNr, SukeitimoElemNr]) = </text:span><text:span text:style-name="T8">...</text:span></text:p>
            <text:p text:style-name="P5"><text:span text:style-name="T9"><text:s text:c="4"/></text:span><text:span text:style-name="T9">Junginys([SukeitimoElemNr, DidinamasisElemNr]);</text:span></text:p>
            <text:p text:style-name="P5"><text:span text:style-name="T9"><text:s/></text:span></text:p>
            <text:p text:style-name="P5"><text:span text:style-name="T9">Junginys((DidinamasisElemNr+1):n) = Junginys(n:-1:(DidinamasisElemNr+1)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 presentation:user-transformed="true">
          <draw:text-box>
            <text:p>Kėlinių generavimas – pavyzdys (1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 presentation:user-transformed="true">
          <draw:text-box>
            <text:p>Kėlinių generavimas – pavyzdys (2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79cm" svg:y="5.292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3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 presentation:user-transformed="true">
          <draw:text-box>
            <text:p>Kėlinių generavimas – pavyzdys (3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79cm" svg:y="5.292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3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 presentation:user-transformed="true">
          <draw:text-box>
            <text:p>Kėlinių generavimas – pavyzdys (4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79cm" svg:y="5.292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3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 presentation:user-transformed="true">
          <draw:text-box>
            <text:p>Kėlinių generavimas – pavyzdys (5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79cm" svg:y="5.292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">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3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 presentation:user-transformed="true">
          <draw:text-box>
            <text:p>Kėlinių generavimas – pavyzdys (6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79cm" svg:y="5.292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/>
            </table:table-row>
            <table:table-row table:style-name="ro1" table:default-cell-style-name="ce1">
              <table:table-cell>
                <text:p text:style-name="P7">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3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 presentation:user-transformed="true">
          <draw:text-box>
            <text:p>Kėlinių generavimas – pavyzdys (7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79cm" svg:y="5.292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3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 presentation:user-transformed="true">
          <draw:text-box>
            <text:p>Kėlinių generavimas – pavyzdys (8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3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 presentation:user-transformed="true">
          <draw:text-box>
            <text:p>Kėlinių generavimas – pavyzdys (9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3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10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">3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11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/>
            </table:table-row>
            <table:table-row table:style-name="ro1" table:default-cell-style-name="ce1">
              <table:table-cell>
                <text:p text:style-name="P7">3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12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13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14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15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16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/>
            </table:table-row>
            <table:table-row table:style-name="ro1" table:default-cell-style-name="ce1">
              <table:table-cell>
                <text:p text:style-name="P7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17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18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19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20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21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/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22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>
                <text:p text:style-name="P7">12345867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23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>
                <text:p text:style-name="P7">12345867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>
                <text:p text:style-name="P7">12345867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24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>
                <text:p text:style-name="P7">12345867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>
                <text:p text:style-name="P7">12345867</text:p>
              </table:table-cell>
              <table:table-cell>
                <text:p text:style-name="P7">123458<text:span text:style-name="T10">6</text:span><text:span text:style-name="T11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25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>
                <text:p text:style-name="P7">12345867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>
                <text:p text:style-name="P7">12345867</text:p>
              </table:table-cell>
              <table:table-cell>
                <text:p text:style-name="P7">123458<text:span text:style-name="T10">6</text:span><text:span text:style-name="T11">7</text:span></text:p>
              </table:table-cell>
              <table:table-cell>
                <text:p text:style-name="P7">123458<text:span text:style-name="T10">6</text:span><text:span text:style-name="T12">7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26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>
                <text:p text:style-name="P7">12345867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>
                <text:p text:style-name="P7">12345867</text:p>
              </table:table-cell>
              <table:table-cell>
                <text:p text:style-name="P7">123458<text:span text:style-name="T10">6</text:span><text:span text:style-name="T11">7</text:span></text:p>
              </table:table-cell>
              <table:table-cell>
                <text:p text:style-name="P7">123458<text:span text:style-name="T10">6</text:span><text:span text:style-name="T12">7</text:span></text:p>
              </table:table-cell>
              <table:table-cell>
                <text:p text:style-name="P7">123458<text:span text:style-name="T11">7</text:span>6</text:p>
              </table:table-cell>
              <table:table-cell/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27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>
                <text:p text:style-name="P7">12345867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>
                <text:p text:style-name="P7">12345867</text:p>
              </table:table-cell>
              <table:table-cell>
                <text:p text:style-name="P7">123458<text:span text:style-name="T10">6</text:span><text:span text:style-name="T11">7</text:span></text:p>
              </table:table-cell>
              <table:table-cell>
                <text:p text:style-name="P7">123458<text:span text:style-name="T10">6</text:span><text:span text:style-name="T12">7</text:span></text:p>
              </table:table-cell>
              <table:table-cell>
                <text:p text:style-name="P7">123458<text:span text:style-name="T11">7</text:span>6</text:p>
              </table:table-cell>
              <table:table-cell>
                <text:p text:style-name="P7">12345876</text:p>
              </table:table-cell>
            </table:table-row>
            <table:table-row table:style-name="ro1" table:default-cell-style-name="ce1">
              <table:table-cell>
                <text:p text:style-name="P7">6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28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>
                <text:p text:style-name="P7">12345867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>
                <text:p text:style-name="P7">12345867</text:p>
              </table:table-cell>
              <table:table-cell>
                <text:p text:style-name="P7">123458<text:span text:style-name="T10">6</text:span><text:span text:style-name="T11">7</text:span></text:p>
              </table:table-cell>
              <table:table-cell>
                <text:p text:style-name="P7">123458<text:span text:style-name="T10">6</text:span><text:span text:style-name="T12">7</text:span></text:p>
              </table:table-cell>
              <table:table-cell>
                <text:p text:style-name="P7">123458<text:span text:style-name="T11">7</text:span>6</text:p>
              </table:table-cell>
              <table:table-cell>
                <text:p text:style-name="P7">12345876</text:p>
              </table:table-cell>
            </table:table-row>
            <table:table-row table:style-name="ro1" table:default-cell-style-name="ce1">
              <table:table-cell>
                <text:p text:style-name="P7">6</text:p>
              </table:table-cell>
              <table:table-cell>
                <text:p text:style-name="P7">12345876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29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>
                <text:p text:style-name="P7">12345867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>
                <text:p text:style-name="P7">12345867</text:p>
              </table:table-cell>
              <table:table-cell>
                <text:p text:style-name="P7">123458<text:span text:style-name="T10">6</text:span><text:span text:style-name="T11">7</text:span></text:p>
              </table:table-cell>
              <table:table-cell>
                <text:p text:style-name="P7">123458<text:span text:style-name="T10">6</text:span><text:span text:style-name="T12">7</text:span></text:p>
              </table:table-cell>
              <table:table-cell>
                <text:p text:style-name="P7">123458<text:span text:style-name="T11">7</text:span>6</text:p>
              </table:table-cell>
              <table:table-cell>
                <text:p text:style-name="P7">12345876</text:p>
              </table:table-cell>
            </table:table-row>
            <table:table-row table:style-name="ro1" table:default-cell-style-name="ce1">
              <table:table-cell>
                <text:p text:style-name="P7">6</text:p>
              </table:table-cell>
              <table:table-cell>
                <text:p text:style-name="P7">12345876</text:p>
              </table:table-cell>
              <table:table-cell>
                <text:p text:style-name="P7">1234<text:span text:style-name="T10">5</text:span><text:span text:style-name="T11">8</text:span>76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30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>
                <text:p text:style-name="P7">12345867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>
                <text:p text:style-name="P7">12345867</text:p>
              </table:table-cell>
              <table:table-cell>
                <text:p text:style-name="P7">123458<text:span text:style-name="T10">6</text:span><text:span text:style-name="T11">7</text:span></text:p>
              </table:table-cell>
              <table:table-cell>
                <text:p text:style-name="P7">123458<text:span text:style-name="T10">6</text:span><text:span text:style-name="T12">7</text:span></text:p>
              </table:table-cell>
              <table:table-cell>
                <text:p text:style-name="P7">123458<text:span text:style-name="T11">7</text:span>6</text:p>
              </table:table-cell>
              <table:table-cell>
                <text:p text:style-name="P7">12345876</text:p>
              </table:table-cell>
            </table:table-row>
            <table:table-row table:style-name="ro1" table:default-cell-style-name="ce1">
              <table:table-cell>
                <text:p text:style-name="P7">6</text:p>
              </table:table-cell>
              <table:table-cell>
                <text:p text:style-name="P7">12345876</text:p>
              </table:table-cell>
              <table:table-cell>
                <text:p text:style-name="P7">1234<text:span text:style-name="T10">5</text:span><text:span text:style-name="T11">8</text:span>76</text:p>
              </table:table-cell>
              <table:table-cell>
                <text:p text:style-name="P7">1234<text:span text:style-name="T10">5</text:span><text:span text:style-name="T11">8</text:span>7<text:span text:style-name="T13">6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31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>
                <text:p text:style-name="P7">12345867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>
                <text:p text:style-name="P7">12345867</text:p>
              </table:table-cell>
              <table:table-cell>
                <text:p text:style-name="P7">123458<text:span text:style-name="T10">6</text:span><text:span text:style-name="T11">7</text:span></text:p>
              </table:table-cell>
              <table:table-cell>
                <text:p text:style-name="P7">123458<text:span text:style-name="T10">6</text:span><text:span text:style-name="T12">7</text:span></text:p>
              </table:table-cell>
              <table:table-cell>
                <text:p text:style-name="P7">123458<text:span text:style-name="T11">7</text:span>6</text:p>
              </table:table-cell>
              <table:table-cell>
                <text:p text:style-name="P7">12345876</text:p>
              </table:table-cell>
            </table:table-row>
            <table:table-row table:style-name="ro1" table:default-cell-style-name="ce1">
              <table:table-cell>
                <text:p text:style-name="P7">6</text:p>
              </table:table-cell>
              <table:table-cell>
                <text:p text:style-name="P7">12345876</text:p>
              </table:table-cell>
              <table:table-cell>
                <text:p text:style-name="P7">1234<text:span text:style-name="T10">5</text:span><text:span text:style-name="T11">8</text:span>76</text:p>
              </table:table-cell>
              <table:table-cell>
                <text:p text:style-name="P7">1234<text:span text:style-name="T10">5</text:span><text:span text:style-name="T11">8</text:span>7<text:span text:style-name="T13">6</text:span></text:p>
              </table:table-cell>
              <table:table-cell>
                <text:p text:style-name="P7">1234<text:span text:style-name="T11">6</text:span>875</text:p>
              </table:table-cell>
              <table:table-cell/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32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>
                <text:p text:style-name="P7">12345867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>
                <text:p text:style-name="P7">12345867</text:p>
              </table:table-cell>
              <table:table-cell>
                <text:p text:style-name="P7">123458<text:span text:style-name="T10">6</text:span><text:span text:style-name="T11">7</text:span></text:p>
              </table:table-cell>
              <table:table-cell>
                <text:p text:style-name="P7">123458<text:span text:style-name="T10">6</text:span><text:span text:style-name="T12">7</text:span></text:p>
              </table:table-cell>
              <table:table-cell>
                <text:p text:style-name="P7">123458<text:span text:style-name="T11">7</text:span>6</text:p>
              </table:table-cell>
              <table:table-cell>
                <text:p text:style-name="P7">12345876</text:p>
              </table:table-cell>
            </table:table-row>
            <table:table-row table:style-name="ro1" table:default-cell-style-name="ce1">
              <table:table-cell>
                <text:p text:style-name="P7">6</text:p>
              </table:table-cell>
              <table:table-cell>
                <text:p text:style-name="P7">12345876</text:p>
              </table:table-cell>
              <table:table-cell>
                <text:p text:style-name="P7">1234<text:span text:style-name="T10">5</text:span><text:span text:style-name="T11">8</text:span>76</text:p>
              </table:table-cell>
              <table:table-cell>
                <text:p text:style-name="P7">1234<text:span text:style-name="T10">5</text:span><text:span text:style-name="T11">8</text:span>7<text:span text:style-name="T13">6</text:span></text:p>
              </table:table-cell>
              <table:table-cell>
                <text:p text:style-name="P7">1234<text:span text:style-name="T11">6</text:span>875</text:p>
              </table:table-cell>
              <table:table-cell>
                <text:p text:style-name="P7">12346578</text:p>
              </table:table-cell>
            </table:table-row>
            <table:table-row table:style-name="ro1" table:default-cell-style-name="ce1">
              <table:table-cell>
                <text:p text:style-name="P7">7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33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>
                <text:p text:style-name="P7">12345867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>
                <text:p text:style-name="P7">12345867</text:p>
              </table:table-cell>
              <table:table-cell>
                <text:p text:style-name="P7">123458<text:span text:style-name="T10">6</text:span><text:span text:style-name="T11">7</text:span></text:p>
              </table:table-cell>
              <table:table-cell>
                <text:p text:style-name="P7">123458<text:span text:style-name="T10">6</text:span><text:span text:style-name="T12">7</text:span></text:p>
              </table:table-cell>
              <table:table-cell>
                <text:p text:style-name="P7">123458<text:span text:style-name="T11">7</text:span>6</text:p>
              </table:table-cell>
              <table:table-cell>
                <text:p text:style-name="P7">12345876</text:p>
              </table:table-cell>
            </table:table-row>
            <table:table-row table:style-name="ro1" table:default-cell-style-name="ce1">
              <table:table-cell>
                <text:p text:style-name="P7">6</text:p>
              </table:table-cell>
              <table:table-cell>
                <text:p text:style-name="P7">12345876</text:p>
              </table:table-cell>
              <table:table-cell>
                <text:p text:style-name="P7">1234<text:span text:style-name="T10">5</text:span><text:span text:style-name="T11">8</text:span>76</text:p>
              </table:table-cell>
              <table:table-cell>
                <text:p text:style-name="P7">1234<text:span text:style-name="T10">5</text:span><text:span text:style-name="T11">8</text:span>7<text:span text:style-name="T13">6</text:span></text:p>
              </table:table-cell>
              <table:table-cell>
                <text:p text:style-name="P7">1234<text:span text:style-name="T11">6</text:span>875</text:p>
              </table:table-cell>
              <table:table-cell>
                <text:p text:style-name="P7">12346578</text:p>
              </table:table-cell>
            </table:table-row>
            <table:table-row table:style-name="ro1" table:default-cell-style-name="ce1">
              <table:table-cell>
                <text:p text:style-name="P7">7</text:p>
              </table:table-cell>
              <table:table-cell>
                <text:p text:style-name="P7">12346578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34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>
                <text:p text:style-name="P7">12345867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>
                <text:p text:style-name="P7">12345867</text:p>
              </table:table-cell>
              <table:table-cell>
                <text:p text:style-name="P7">123458<text:span text:style-name="T10">6</text:span><text:span text:style-name="T11">7</text:span></text:p>
              </table:table-cell>
              <table:table-cell>
                <text:p text:style-name="P7">123458<text:span text:style-name="T10">6</text:span><text:span text:style-name="T12">7</text:span></text:p>
              </table:table-cell>
              <table:table-cell>
                <text:p text:style-name="P7">123458<text:span text:style-name="T11">7</text:span>6</text:p>
              </table:table-cell>
              <table:table-cell>
                <text:p text:style-name="P7">12345876</text:p>
              </table:table-cell>
            </table:table-row>
            <table:table-row table:style-name="ro1" table:default-cell-style-name="ce1">
              <table:table-cell>
                <text:p text:style-name="P7">6</text:p>
              </table:table-cell>
              <table:table-cell>
                <text:p text:style-name="P7">12345876</text:p>
              </table:table-cell>
              <table:table-cell>
                <text:p text:style-name="P7">1234<text:span text:style-name="T10">5</text:span><text:span text:style-name="T11">8</text:span>76</text:p>
              </table:table-cell>
              <table:table-cell>
                <text:p text:style-name="P7">1234<text:span text:style-name="T10">5</text:span><text:span text:style-name="T11">8</text:span>7<text:span text:style-name="T13">6</text:span></text:p>
              </table:table-cell>
              <table:table-cell>
                <text:p text:style-name="P7">1234<text:span text:style-name="T11">6</text:span>875</text:p>
              </table:table-cell>
              <table:table-cell>
                <text:p text:style-name="P7">12346578</text:p>
              </table:table-cell>
            </table:table-row>
            <table:table-row table:style-name="ro1" table:default-cell-style-name="ce1">
              <table:table-cell>
                <text:p text:style-name="P7">7</text:p>
              </table:table-cell>
              <table:table-cell>
                <text:p text:style-name="P7">12346578</text:p>
              </table:table-cell>
              <table:table-cell>
                <text:p text:style-name="P7">123465<text:span text:style-name="T10">7</text:span><text:span text:style-name="T11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35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>
                <text:p text:style-name="P7">12345867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>
                <text:p text:style-name="P7">12345867</text:p>
              </table:table-cell>
              <table:table-cell>
                <text:p text:style-name="P7">123458<text:span text:style-name="T10">6</text:span><text:span text:style-name="T11">7</text:span></text:p>
              </table:table-cell>
              <table:table-cell>
                <text:p text:style-name="P7">123458<text:span text:style-name="T10">6</text:span><text:span text:style-name="T12">7</text:span></text:p>
              </table:table-cell>
              <table:table-cell>
                <text:p text:style-name="P7">123458<text:span text:style-name="T11">7</text:span>6</text:p>
              </table:table-cell>
              <table:table-cell>
                <text:p text:style-name="P7">12345876</text:p>
              </table:table-cell>
            </table:table-row>
            <table:table-row table:style-name="ro1" table:default-cell-style-name="ce1">
              <table:table-cell>
                <text:p text:style-name="P7">6</text:p>
              </table:table-cell>
              <table:table-cell>
                <text:p text:style-name="P7">12345876</text:p>
              </table:table-cell>
              <table:table-cell>
                <text:p text:style-name="P7">1234<text:span text:style-name="T10">5</text:span><text:span text:style-name="T11">8</text:span>76</text:p>
              </table:table-cell>
              <table:table-cell>
                <text:p text:style-name="P7">1234<text:span text:style-name="T10">5</text:span><text:span text:style-name="T11">8</text:span>7<text:span text:style-name="T13">6</text:span></text:p>
              </table:table-cell>
              <table:table-cell>
                <text:p text:style-name="P7">1234<text:span text:style-name="T11">6</text:span>875</text:p>
              </table:table-cell>
              <table:table-cell>
                <text:p text:style-name="P7">12346578</text:p>
              </table:table-cell>
            </table:table-row>
            <table:table-row table:style-name="ro1" table:default-cell-style-name="ce1">
              <table:table-cell>
                <text:p text:style-name="P7">7</text:p>
              </table:table-cell>
              <table:table-cell>
                <text:p text:style-name="P7">12346578</text:p>
              </table:table-cell>
              <table:table-cell>
                <text:p text:style-name="P7">123465<text:span text:style-name="T10">7</text:span><text:span text:style-name="T11">8</text:span></text:p>
              </table:table-cell>
              <table:table-cell>
                <text:p text:style-name="P7">123465<text:span text:style-name="T10">7</text:span><text:span text:style-name="T12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36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>
                <text:p text:style-name="P7">12345867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>
                <text:p text:style-name="P7">12345867</text:p>
              </table:table-cell>
              <table:table-cell>
                <text:p text:style-name="P7">123458<text:span text:style-name="T10">6</text:span><text:span text:style-name="T11">7</text:span></text:p>
              </table:table-cell>
              <table:table-cell>
                <text:p text:style-name="P7">123458<text:span text:style-name="T10">6</text:span><text:span text:style-name="T12">7</text:span></text:p>
              </table:table-cell>
              <table:table-cell>
                <text:p text:style-name="P7">123458<text:span text:style-name="T11">7</text:span>6</text:p>
              </table:table-cell>
              <table:table-cell>
                <text:p text:style-name="P7">12345876</text:p>
              </table:table-cell>
            </table:table-row>
            <table:table-row table:style-name="ro1" table:default-cell-style-name="ce1">
              <table:table-cell>
                <text:p text:style-name="P7">6</text:p>
              </table:table-cell>
              <table:table-cell>
                <text:p text:style-name="P7">12345876</text:p>
              </table:table-cell>
              <table:table-cell>
                <text:p text:style-name="P7">1234<text:span text:style-name="T10">5</text:span><text:span text:style-name="T11">8</text:span>76</text:p>
              </table:table-cell>
              <table:table-cell>
                <text:p text:style-name="P7">1234<text:span text:style-name="T10">5</text:span><text:span text:style-name="T11">8</text:span>7<text:span text:style-name="T13">6</text:span></text:p>
              </table:table-cell>
              <table:table-cell>
                <text:p text:style-name="P7">1234<text:span text:style-name="T11">6</text:span>875</text:p>
              </table:table-cell>
              <table:table-cell>
                <text:p text:style-name="P7">12346578</text:p>
              </table:table-cell>
            </table:table-row>
            <table:table-row table:style-name="ro1" table:default-cell-style-name="ce1">
              <table:table-cell>
                <text:p text:style-name="P7">7</text:p>
              </table:table-cell>
              <table:table-cell>
                <text:p text:style-name="P7">12346578</text:p>
              </table:table-cell>
              <table:table-cell>
                <text:p text:style-name="P7">123465<text:span text:style-name="T10">7</text:span><text:span text:style-name="T11">8</text:span></text:p>
              </table:table-cell>
              <table:table-cell>
                <text:p text:style-name="P7">123465<text:span text:style-name="T10">7</text:span><text:span text:style-name="T12">8</text:span></text:p>
              </table:table-cell>
              <table:table-cell>
                <text:p text:style-name="P7">123465<text:span text:style-name="T11">8</text:span>7</text:p>
              </table:table-cell>
              <table:table-cell/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5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generavimas – pavyzdys (37)</text:p>
          </draw:text-box>
        </draw:frame>
        <draw:frame presentation:style-name="pr4" draw:text-style-name="P1" draw:layer="layout" svg:width="25.199cm" svg:height="9.134cm" svg:x="1.4cm" svg:y="3.681cm" presentation:class="outline" presentation:user-transformed="true">
          <draw:text-box>
            <text:list text:style-name="L2">
              <text:list-item>
                <text:p>Kėliniai iš 8 elementų</text:p>
              </text:list-item>
            </text:list>
          </draw:text-box>
        </draw:frame>
        <draw:frame draw:style-name="standard" draw:layer="layout" svg:width="21.149cm" svg:height="9.458cm" svg:x="2.317cm" svg:y="5.327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7">Nr.</text:p>
              </table:table-cell>
              <table:table-cell>
                <text:p text:style-name="P7">Kėlinys</text:p>
              </table:table-cell>
              <table:table-cell>
                <text:p text:style-name="P7">Didinamas elementas</text:p>
              </table:table-cell>
              <table:table-cell>
                <text:p text:style-name="P7">Elementas sukeitimui</text:p>
              </table:table-cell>
              <table:table-cell>
                <text:p text:style-name="P7">Sukeitus</text:p>
              </table:table-cell>
              <table:table-cell>
                <text:p text:style-name="P7">Apsukus „uodegą“</text:p>
              </table:table-cell>
            </table:table-row>
            <table:table-row table:style-name="ro1" table:default-cell-style-name="ce1">
              <table:table-cell>
                <text:p text:style-name="P7">1</text:p>
              </table:table-cell>
              <table:table-cell>
                <text:p text:style-name="P7">12345678</text:p>
              </table:table-cell>
              <table:table-cell>
                <text:p text:style-name="P7">123456<text:span text:style-name="T10">7</text:span><text:span text:style-name="T11">8</text:span></text:p>
              </table:table-cell>
              <table:table-cell>
                <text:p text:style-name="P7">123456<text:span text:style-name="T10">7</text:span><text:span text:style-name="T12">8</text:span></text:p>
              </table:table-cell>
              <table:table-cell>
                <text:p text:style-name="P7">123456<text:span text:style-name="T11">8</text:span>7</text:p>
              </table:table-cell>
              <table:table-cell>
                <text:p text:style-name="P7">12345687</text:p>
              </table:table-cell>
            </table:table-row>
            <table:table-row table:style-name="ro1" table:default-cell-style-name="ce1">
              <table:table-cell>
                <text:p text:style-name="P7">2</text:p>
              </table:table-cell>
              <table:table-cell>
                <text:p text:style-name="P7">12345687</text:p>
              </table:table-cell>
              <table:table-cell>
                <text:p text:style-name="P7">12345<text:span text:style-name="T10">6</text:span><text:span text:style-name="T11">8</text:span>7</text:p>
              </table:table-cell>
              <table:table-cell>
                <text:p text:style-name="P7">12345<text:span text:style-name="T10">6</text:span><text:span text:style-name="T11">8</text:span><text:span text:style-name="T13">7</text:span></text:p>
              </table:table-cell>
              <table:table-cell>
                <text:p text:style-name="P7">12345<text:span text:style-name="T11">7</text:span>86</text:p>
              </table:table-cell>
              <table:table-cell>
                <text:p text:style-name="P7">12345768</text:p>
              </table:table-cell>
            </table:table-row>
            <table:table-row table:style-name="ro1" table:default-cell-style-name="ce1">
              <table:table-cell>
                <text:p text:style-name="P7">3</text:p>
              </table:table-cell>
              <table:table-cell>
                <text:p text:style-name="P7">12345768</text:p>
              </table:table-cell>
              <table:table-cell>
                <text:p text:style-name="P7">123457<text:span text:style-name="T10">6</text:span><text:span text:style-name="T11">8</text:span></text:p>
              </table:table-cell>
              <table:table-cell>
                <text:p text:style-name="P7">123457<text:span text:style-name="T10">6</text:span><text:span text:style-name="T12">8</text:span></text:p>
              </table:table-cell>
              <table:table-cell>
                <text:p text:style-name="P7">123457<text:span text:style-name="T11">8</text:span>6</text:p>
              </table:table-cell>
              <table:table-cell>
                <text:p text:style-name="P7">12345786</text:p>
              </table:table-cell>
            </table:table-row>
            <table:table-row table:style-name="ro1" table:default-cell-style-name="ce1">
              <table:table-cell>
                <text:p text:style-name="P7">4</text:p>
              </table:table-cell>
              <table:table-cell>
                <text:p text:style-name="P7">12345786</text:p>
              </table:table-cell>
              <table:table-cell>
                <text:p text:style-name="P7">12345<text:span text:style-name="T10">7</text:span><text:span text:style-name="T11">8</text:span>6</text:p>
              </table:table-cell>
              <table:table-cell>
                <text:p text:style-name="P7">12345<text:span text:style-name="T10">7</text:span><text:span text:style-name="T12">8</text:span>6</text:p>
              </table:table-cell>
              <table:table-cell>
                <text:p text:style-name="P7">12345<text:span text:style-name="T11">8</text:span>76</text:p>
              </table:table-cell>
              <table:table-cell>
                <text:p text:style-name="P7">12345867</text:p>
              </table:table-cell>
            </table:table-row>
            <table:table-row table:style-name="ro1" table:default-cell-style-name="ce1">
              <table:table-cell>
                <text:p text:style-name="P7">5</text:p>
              </table:table-cell>
              <table:table-cell>
                <text:p text:style-name="P7">12345867</text:p>
              </table:table-cell>
              <table:table-cell>
                <text:p text:style-name="P7">123458<text:span text:style-name="T10">6</text:span><text:span text:style-name="T11">7</text:span></text:p>
              </table:table-cell>
              <table:table-cell>
                <text:p text:style-name="P7">123458<text:span text:style-name="T10">6</text:span><text:span text:style-name="T12">7</text:span></text:p>
              </table:table-cell>
              <table:table-cell>
                <text:p text:style-name="P7">123458<text:span text:style-name="T11">7</text:span>6</text:p>
              </table:table-cell>
              <table:table-cell>
                <text:p text:style-name="P7">12345876</text:p>
              </table:table-cell>
            </table:table-row>
            <table:table-row table:style-name="ro1" table:default-cell-style-name="ce1">
              <table:table-cell>
                <text:p text:style-name="P7">6</text:p>
              </table:table-cell>
              <table:table-cell>
                <text:p text:style-name="P7">12345876</text:p>
              </table:table-cell>
              <table:table-cell>
                <text:p text:style-name="P7">1234<text:span text:style-name="T10">5</text:span><text:span text:style-name="T11">8</text:span>76</text:p>
              </table:table-cell>
              <table:table-cell>
                <text:p text:style-name="P7">1234<text:span text:style-name="T10">5</text:span><text:span text:style-name="T11">8</text:span>7<text:span text:style-name="T13">6</text:span></text:p>
              </table:table-cell>
              <table:table-cell>
                <text:p text:style-name="P7">1234<text:span text:style-name="T11">6</text:span>875</text:p>
              </table:table-cell>
              <table:table-cell>
                <text:p text:style-name="P7">12346578</text:p>
              </table:table-cell>
            </table:table-row>
            <table:table-row table:style-name="ro1" table:default-cell-style-name="ce1">
              <table:table-cell>
                <text:p text:style-name="P7">7</text:p>
              </table:table-cell>
              <table:table-cell>
                <text:p text:style-name="P7">12346578</text:p>
              </table:table-cell>
              <table:table-cell>
                <text:p text:style-name="P7">123465<text:span text:style-name="T10">7</text:span><text:span text:style-name="T11">8</text:span></text:p>
              </table:table-cell>
              <table:table-cell>
                <text:p text:style-name="P7">123465<text:span text:style-name="T10">7</text:span><text:span text:style-name="T12">8</text:span></text:p>
              </table:table-cell>
              <table:table-cell>
                <text:p text:style-name="P7">123465<text:span text:style-name="T11">8</text:span>7</text:p>
              </table:table-cell>
              <table:table-cell>
                <text:p text:style-name="P7">12346587</text:p>
              </table:table-cell>
            </table:table-row>
            <table:table-row table:style-name="ro1" table:default-cell-style-name="ce1">
              <table:table-cell>
                <text:p text:style-name="P7">.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3.463cm" svg:x="1.4cm" svg:y="0.206cm" presentation:class="title" presentation:user-transformed="true">
          <draw:text-box>
            <text:p>Gretinių su pasikartojimais generavimas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Kiekvieną objektą galima pažymėti skaičiumi</text:p>
              </text:list-item>
              <text:list-item>
                <text:p>Gretinius galima žymėti šių skaičių sąrašais</text:p>
                <text:list>
                  <text:list-item>
                    <text:p>Skaičių sąrašai atitiks n-etainės skaičiavimo sistemos skaičius</text:p>
                    <text:list>
                      <text:list-item>
                        <text:p>Ir šįsyk išvardinti reikia tiesiog visus tokius skaičius</text:p>
                        <text:list>
                          <text:list-item>
                            <text:p>Tereikia realizuoti vieneto pridėjimą</text:p>
                          </text:list-item>
                        </text:list>
                      </text:list-item>
                      <text:list-item>
                        <text:p>Pirmasis gretinys bus &lt;1, 1, ..., 1&gt;</text:p>
                      </text:list-item>
                      <text:list-item>
                        <text:p text:style-name="P8">Paskutinis gretinys bus &lt;n, n, ..., n&gt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Gretinių be pasikartojimų generavimas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Vienas iš būdų generuoti gretinius be pasikartojimų yra suderinti jau žinomus kėlinių ir derinių generavimo algoritm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Derinių su pasikartojimais generavimas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Generuojant derinius su pasikartojimais galima prisitaikyti gretinių su pasikartojimais generavimo algoritmą</text:p>
                <text:list>
                  <text:list-item>
                    <text:p>Skirtumas tas, kad negalima „pridėjus vienetą“ gauti skaitmenų grupių, einančių mažėjimo tvar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63cm" svg:x="1.4cm" svg:y="0.206cm" presentation:class="title" presentation:user-transformed="true">
          <draw:text-box>
            <text:p>Kėlinių su pasikartojimais generavimas</text:p>
          </draw:text-box>
        </draw:frame>
        <draw:frame presentation:style-name="pr4" draw:text-style-name="P1" draw:layer="layout" svg:width="25.199cm" svg:height="9.134cm" svg:x="1.4cm" svg:y="3.681cm" presentation:class="outline">
          <draw:text-box>
            <text:list text:style-name="L2">
              <text:list-item>
                <text:p>Generuojant kėlinius su pasikartojimais galima prisitaikyti kėlinių be pasikartojimo generavimo algoritmą</text:p>
                <text:list>
                  <text:list-item>
                    <text:p>Bet reikia pasitikrinti, kaip jis veiks elementų lygybės atvej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9cm" svg:height="2.629cm" svg:x="1.4cm" svg:y="0.623cm" presentation:class="title">
          <draw:text-box>
            <text:p>Ačiū už dėmesį!</text:p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ourier New1" svg:font-family="'Courier New'"/>
    <style:font-face style:name="Liberation Mono" svg:font-family="'Liberation Mono'" style:font-family-generic="modern" style:font-pitch="fixed"/>
    <style:font-face style:name="Arial1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  <style:paragraph-properties style:writing-mode="lr-tb"/>
    </style:style>
    <style:style style:name="Mgr2" style:family="graphic" style:parent-style-name="standard">
      <style:graphic-properties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3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artynas Patašius</meta:initial-creator>
    <meta:creation-date>2018-10-05T00:11:58.116000000</meta:creation-date>
    <dc:date>2021-01-02T23:38:26.659000000</dc:date>
    <meta:editing-duration>P3DT12H35M41S</meta:editing-duration>
    <meta:editing-cycles>48</meta:editing-cycles>
    <meta:generator>LibreOffice/7.0.3.1$Windows_X86_64 LibreOffice_project/d7547858d014d4cf69878db179d326fc3483e082</meta:generator>
    <dc:creator>Martynas Patašius</dc:creator>
    <meta:document-statistic meta:object-count="309"/>
  </office:meta>
</office:document-meta>
</file>